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'Scope Data'.B3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ope Data" table:style-name="ta1" table:print-ranges="'Scope Data'.A1:'Scope Data'.H1202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CH1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Vavg</text:p>
          </table:table-cell>
          <table:table-cell table:style-name="ce2" office:value-type="string" calcext:value-type="string">
            <text:p>Vmax</text:p>
          </table:table-cell>
          <table:table-cell table:style-name="ce2" office:value-type="string" calcext:value-type="string">
            <text:p>Vmin</text:p>
          </table:table-cell>
          <table:table-cell table:style-name="ce2" office:value-type="string" calcext:value-type="string">
            <text:p>Vswing Max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Volt</text:p>
          </table:table-cell>
          <table:table-cell table:style-name="ce2" office:value-type="float" office:value="-0.0003" calcext:value-type="float">
            <text:p>-0.0003</text:p>
          </table:table-cell>
          <table:table-cell table:style-name="ce2" office:value-type="float" office:value="0.0000005" calcext:value-type="float">
            <text:p>5E-07</text:p>
          </table:table-cell>
          <table:table-cell table:style-name="ce3" table:formula="of:=AVERAGE([.B3:.B1202])" office:value-type="float" office:value="4.91253333333338" calcext:value-type="float">
            <text:p>4.9</text:p>
          </table:table-cell>
          <table:table-cell table:style-name="ce3" table:formula="of:=MAX([.B3:.B1202])" office:value-type="float" office:value="5.4" calcext:value-type="float">
            <text:p>5.4</text:p>
          </table:table-cell>
          <table:table-cell table:style-name="ce3" table:formula="of:=MIN([.B3:.B1202])" office:value-type="float" office:value="4.48" calcext:value-type="float">
            <text:p>4.5</text:p>
          </table:table-cell>
          <table:table-cell table:style-name="ce2" table:formula="of:=[.F2]-[.G2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16" calcext:value-type="float">
            <text:p>5.16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92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28" calcext:value-type="float">
            <text:p>5.28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08" calcext:value-type="float">
            <text:p>5.08</text:p>
          </table:table-cell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28" calcext:value-type="float">
            <text:p>5.28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64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56" calcext:value-type="float">
            <text:p>4.56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32" calcext:value-type="float">
            <text:p>5.32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36" calcext:value-type="float">
            <text:p>5.36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72" calcext:value-type="float">
            <text:p>4.72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52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84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24" calcext:value-type="float">
            <text:p>5.24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48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.88" calcext:value-type="float">
            <text:p>4.88</text:p>
          </table:table-cell>
          <table:table-cell table:number-columns-repeated="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calcext:conditional-formats>
          <calcext:conditional-format calcext:target-range-address="'Scope Data'.B3:'Scope Data'.B1202">
            <calcext:color-scale>
              <calcext:color-scale-entry calcext:value="4.6" calcext:type="number" calcext:color="#ff0000"/>
              <calcext:color-scale-entry calcext:value="4.9" calcext:type="number" calcext:color="#ffff00"/>
              <calcext:color-scale-entry calcext:value="5.1" calcext:type="number" calcext:color="#00cc00"/>
            </calcext:color-scale>
            <calcext:condition calcext:apply-style-name="Default" calcext:value="=0" calcext:base-cell-address="'Scope Data'.B3"/>
          </calcext:conditional-format>
        </calcext:conditional-formats>
      </table:table>
      <table:table table:name="Noise Plot" table:style-name="ta1" table:print-ranges="'Noise Plot'.V35:'Noise Plot'.V35 'Noise Plot'.V35:'Noise Plot'.V35">
        <table:shapes>
          <draw:frame draw:z-index="0" draw:style-name="gr1" draw:text-style-name="P1" svg:width="1315.47pt" svg:height="591.05pt" svg:x="0pt" svg:y="0pt">
            <loext:p draw:notify-on-update-of-ranges="'Scope Data'.A3:'Scope Data'.A1202 'Scope Data'.B3:'Scope Data'.B1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1008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4:36:30.534458203</dc:date>
    <meta:editing-duration>PT11M18S</meta:editing-duration>
    <meta:editing-cycles>5</meta:editing-cycles>
    <meta:generator>LibreOffice/5.2.7.2$Linux_X86_64 LibreOffice_project/20m0$Build-2</meta:generator>
    <meta:document-statistic meta:table-count="2" meta:cell-count="2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408cm" svg:height="20.852cm" xlink:href=".." xlink:type="simple" chart:class="chart:line" chart:style-name="ch1">
        <chart:title svg:x="21.771cm" svg:y="0.553cm" chart:style-name="ch2">
          <text:p>DC-DC Noise</text:p>
        </chart:title>
        <chart:subtitle svg:x="22.22cm" svg:y="1.274cm" chart:style-name="ch3">
          <text:p>5Vout Test</text:p>
        </chart:subtitle>
        <chart:legend chart:legend-position="end" svg:x="43.953cm" svg:y="10.127cm" style:legend-expansion="high" chart:style-name="ch4"/>
        <chart:plot-area chart:style-name="ch5" table:cell-range-address="'Scope Data'.A3:'Scope Data'.B1202" chart:data-source-has-labels="both" svg:x="1.517cm" svg:y="1.922cm" svg:width="42.109cm" svg:height="17.374cm">
          <chartooo:coordinate-region svg:x="1.953cm" svg:y="2.121cm" svg:width="41.673cm" svg:height="16.121cm"/>
          <chart:axis chart:dimension="x" chart:name="primary-x" chart:style-name="ch6" chartooo:axis-type="auto">
            <chartooo:date-scale/>
            <chart:title svg:x="21.769cm" svg:y="19.603cm" chart:style-name="ch7">
              <text:p>Samples</text:p>
            </chart:title>
            <chart:categories table:cell-range-address="'Scope Data'.A3:'Scope Data'.A1202"/>
          </chart:axis>
          <chart:axis chart:dimension="y" chart:name="primary-y" chart:style-name="ch6">
            <chart:title svg:x="0.334cm" svg:y="11.531cm" chart:style-name="ch8">
              <text:p>Voltage</text:p>
            </chart:title>
            <chart:grid chart:style-name="ch9" chart:class="major"/>
          </chart:axis>
          <chart:series chart:style-name="ch10" chart:values-cell-range-address="'Scope Data'.B3:'Scope Data'.B1202" loext:label-string="voltage" chart:class="chart:line">
            <chart:data-point chart:repeated="1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cope Data'.A3:'Scope Data'.A1202</svg:desc>
                </draw:g>
              </table:table-cell>
              <table:table-cell office:value-type="float" office:value="4.92">
                <text:p>4.92</text:p>
                <draw:g>
                  <svg:desc>'Scope Data'.B3:'Scope Data'.B12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